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01, 02, 03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-" style:num-format="01, 02, 03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-" style:num-format="01, 02, 03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-" style:num-format="01, 02, 03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-" style:num-format="01, 02, 03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/>
      <style:text-properties fo:language="hu" fo:country="HU"/>
    </style:style>
    <style:style style:name="P2" style:parent-style-name="Normál" style:family="paragraph">
      <style:text-properties fo:language="hu" fo:country="HU"/>
    </style:style>
    <style:style style:name="P3" style:parent-style-name="Normál" style:family="paragraph">
      <style:text-properties fo:language="hu" fo:country="HU"/>
    </style:style>
    <style:style style:name="P4" style:parent-style-name="Normál" style:family="paragraph">
      <style:text-properties fo:language="hu" fo:country="HU"/>
    </style:style>
    <style:style style:name="P5" style:parent-style-name="Normál" style:family="paragraph">
      <style:text-properties fo:language="hu" fo:country="HU"/>
    </style:style>
    <style:style style:name="P6" style:parent-style-name="Listaszerűbekezdés" style:list-style-name="LFO1" style:family="paragraph">
      <style:text-properties fo:language="hu" fo:country="HU"/>
    </style:style>
    <style:style style:name="P7" style:parent-style-name="Listaszerűbekezdés" style:list-style-name="LFO1" style:family="paragraph">
      <style:text-properties fo:language="hu" fo:country="HU"/>
    </style:style>
    <style:style style:name="P8" style:parent-style-name="Listaszerűbekezdés" style:list-style-name="LFO1" style:family="paragraph">
      <style:text-properties fo:language="hu" fo:country="HU"/>
    </style:style>
    <style:style style:name="P9" style:parent-style-name="Normál" style:family="paragraph">
      <style:text-properties fo:language="hu" fo:country="HU"/>
    </style:style>
    <style:style style:name="P10" style:parent-style-name="Listaszerűbekezdés" style:list-style-name="LFO2" style:family="paragraph">
      <style:text-properties fo:language="hu" fo:country="HU"/>
    </style:style>
    <style:style style:name="P11" style:parent-style-name="Listaszerűbekezdés" style:list-style-name="LFO2" style:family="paragraph">
      <style:text-properties fo:language="hu" fo:country="HU"/>
    </style:style>
    <style:style style:name="P12" style:parent-style-name="Listaszerűbekezdés" style:list-style-name="LFO2" style:family="paragraph">
      <style:text-properties fo:language="hu" fo:country="HU"/>
    </style:style>
    <style:style style:name="P13" style:parent-style-name="Listaszerűbekezdés" style:list-style-name="LFO2" style:family="paragraph">
      <style:text-properties fo:language="hu" fo:country="HU"/>
    </style:style>
    <style:style style:name="P14" style:parent-style-name="Listaszerűbekezdés" style:list-style-name="LFO2" style:family="paragraph">
      <style:text-properties fo:language="hu" fo:country="HU"/>
    </style:style>
    <style:style style:name="P15" style:parent-style-name="Listaszerűbekezdés" style:list-style-name="LFO2" style:family="paragraph">
      <style:text-properties fo:language="hu" fo:country="HU"/>
    </style:style>
    <style:style style:name="P16" style:parent-style-name="Listaszerűbekezdés" style:list-style-name="LFO2" style:family="paragraph">
      <style:text-properties fo:language="hu" fo:country="HU"/>
    </style:style>
    <style:style style:name="P17" style:parent-style-name="Normál" style:family="paragraph">
      <style:text-properties fo:language="hu" fo:country="HU"/>
    </style:style>
    <style:style style:name="P18" style:parent-style-name="Listaszerűbekezdés" style:list-style-name="LFO3" style:family="paragraph">
      <style:text-properties fo:language="hu" fo:country="HU"/>
    </style:style>
    <style:style style:name="P19" style:parent-style-name="Listaszerűbekezdés" style:list-style-name="LFO3" style:family="paragraph">
      <style:text-properties fo:language="hu" fo:country="HU"/>
    </style:style>
    <style:style style:name="P20" style:parent-style-name="Listaszerűbekezdés" style:list-style-name="LFO3" style:family="paragraph">
      <style:text-properties fo:language="hu" fo:country="HU"/>
    </style:style>
    <style:style style:name="P21" style:parent-style-name="Listaszerűbekezdés" style:list-style-name="LFO3" style:family="paragraph">
      <style:text-properties fo:language="hu" fo:country="HU"/>
    </style:style>
    <style:style style:name="P22" style:parent-style-name="Listaszerűbekezdés" style:list-style-name="LFO3" style:family="paragraph">
      <style:text-properties fo:language="hu" fo:country="HU"/>
    </style:style>
    <style:style style:name="P23" style:parent-style-name="Listaszerűbekezdés" style:list-style-name="LFO3" style:family="paragraph">
      <style:text-properties fo:language="hu" fo:country="HU"/>
    </style:style>
    <style:style style:name="P24" style:parent-style-name="Listaszerűbekezdés" style:list-style-name="LFO3" style:family="paragraph">
      <style:text-properties fo:language="hu" fo:country="HU"/>
    </style:style>
    <style:style style:name="P25" style:parent-style-name="Listaszerűbekezdés" style:list-style-name="LFO3" style:family="paragraph">
      <style:text-properties fo:language="hu" fo:country="HU"/>
    </style:style>
    <style:style style:name="P26" style:parent-style-name="Listaszerűbekezdés" style:list-style-name="LFO3" style:family="paragraph">
      <style:text-properties fo:language="hu" fo:country="HU"/>
    </style:style>
    <style:style style:name="P27" style:parent-style-name="Normál" style:family="paragraph">
      <style:text-properties fo:language="hu" fo:country="HU"/>
    </style:style>
    <style:style style:name="P28" style:parent-style-name="Listaszerűbekezdés" style:list-style-name="LFO4" style:family="paragraph">
      <style:text-properties fo:language="hu" fo:country="HU"/>
    </style:style>
    <style:style style:name="P29" style:parent-style-name="Listaszerűbekezdés" style:list-style-name="LFO4" style:family="paragraph">
      <style:text-properties fo:language="hu" fo:country="HU"/>
    </style:style>
    <style:style style:name="P30" style:parent-style-name="Listaszerűbekezdés" style:list-style-name="LFO4" style:family="paragraph">
      <style:text-properties fo:language="hu" fo:country="HU"/>
    </style:style>
    <style:style style:name="P31" style:parent-style-name="Listaszerűbekezdés" style:list-style-name="LFO4" style:family="paragraph">
      <style:text-properties fo:language="hu" fo:country="HU"/>
    </style:style>
    <style:style style:name="P32" style:parent-style-name="Normál" style:family="paragraph">
      <style:text-properties fo:language="hu" fo:country="HU"/>
    </style:style>
    <style:style style:name="P33" style:parent-style-name="Listaszerűbekezdés" style:list-style-name="LFO5" style:family="paragraph">
      <style:text-properties fo:language="hu" fo:country="HU"/>
    </style:style>
    <style:style style:name="P34" style:parent-style-name="Listaszerűbekezdés" style:list-style-name="LFO5" style:family="paragraph">
      <style:text-properties fo:language="hu" fo:country="HU"/>
    </style:style>
    <style:style style:name="P35" style:parent-style-name="Normál" style:family="paragraph">
      <style:text-properties fo:language="hu" fo:country="HU"/>
    </style:style>
    <style:style style:name="P36" style:parent-style-name="Normál" style:family="paragraph">
      <style:text-properties fo:language="hu" fo:country="HU"/>
    </style:style>
    <style:style style:name="P37" style:parent-style-name="Normál" style:family="paragraph">
      <style:text-properties fo:language="hu" fo:country="HU"/>
    </style:style>
    <style:style style:name="P38" style:parent-style-name="Normál" style:family="paragraph">
      <style:text-properties fo:language="hu" fo:country="HU"/>
    </style:style>
    <style:style style:name="P39" style:parent-style-name="Normál" style:family="paragraph">
      <style:text-properties fo:language="hu" fo:country="HU"/>
    </style:style>
    <style:style style:name="P40" style:parent-style-name="Normál" style:family="paragraph">
      <style:text-properties fo:language="hu" fo:country="HU"/>
    </style:style>
    <style:style style:name="P41" style:parent-style-name="Normál" style:family="paragraph">
      <style:text-properties fo:language="hu" fo:country="HU"/>
    </style:style>
    <style:style style:name="P42" style:parent-style-name="Normál" style:family="paragraph">
      <style:text-properties fo:language="hu" fo:country="HU"/>
    </style:style>
    <style:style style:name="P43" style:parent-style-name="Normál" style:family="paragraph">
      <style:text-properties fo:language="hu" fo:country="HU"/>
    </style:style>
    <style:style style:name="P44" style:parent-style-name="Normál" style:family="paragraph">
      <style:text-properties fo:language="hu" fo:country="HU"/>
    </style:style>
    <style:style style:name="P45" style:parent-style-name="Normál" style:family="paragraph">
      <style:text-properties fo:language="hu" fo:country="HU"/>
    </style:style>
    <style:style style:name="P46" style:parent-style-name="Normál" style:family="paragraph">
      <style:text-properties fo:language="hu" fo:country="HU"/>
    </style:style>
    <style:style style:name="P47" style:parent-style-name="Normál" style:family="paragraph">
      <style:text-properties fo:language="hu" fo:country="HU"/>
    </style:style>
    <style:style style:name="P48" style:parent-style-name="Normál" style:family="paragraph">
      <style:text-properties fo:language="hu" fo:country="HU"/>
    </style:style>
    <style:style style:name="P49" style:parent-style-name="Normál" style:family="paragraph">
      <style:text-properties fo:language="hu" fo:country="HU"/>
    </style:style>
    <style:style style:name="P50" style:parent-style-name="Normál" style:family="paragraph">
      <style:text-properties fo:language="hu" fo:country="HU"/>
    </style:style>
    <style:style style:name="P51" style:parent-style-name="Normál" style:family="paragraph">
      <style:text-properties fo:language="hu" fo:country="HU"/>
    </style:style>
    <style:style style:name="P52" style:parent-style-name="Normál" style:family="paragraph">
      <style:text-properties fo:language="hu" fo:country="HU"/>
    </style:style>
    <style:style style:name="P53" style:parent-style-name="Normál" style:family="paragraph">
      <style:text-properties fo:language="hu" fo:country="HU"/>
    </style:style>
    <style:style style:name="P54" style:parent-style-name="Normál" style:family="paragraph">
      <style:text-properties fo:language="hu" fo:country="HU"/>
    </style:style>
    <style:style style:name="P55" style:parent-style-name="Normál" style:family="paragraph">
      <style:text-properties fo:language="hu" fo:country="HU"/>
    </style:style>
    <style:style style:name="P56" style:parent-style-name="Normál" style:family="paragraph">
      <style:text-properties fo:language="hu" fo:country="HU"/>
    </style:style>
    <style:style style:name="P57" style:parent-style-name="Listaszerűbekezdés" style:list-style-name="LFO6" style:family="paragraph">
      <style:text-properties fo:language="hu" fo:country="HU"/>
    </style:style>
    <style:style style:name="P58" style:parent-style-name="Listaszerűbekezdés" style:list-style-name="LFO6" style:family="paragraph">
      <style:text-properties fo:language="hu" fo:country="HU"/>
    </style:style>
    <style:style style:name="P59" style:parent-style-name="Normál" style:family="paragraph">
      <style:text-properties fo:language="hu" fo:country="HU"/>
    </style:style>
    <style:style style:name="P60" style:parent-style-name="Normál" style:family="paragraph">
      <style:text-properties fo:language="hu" fo:country="HU"/>
    </style:style>
    <style:style style:name="P61" style:parent-style-name="Normál" style:family="paragraph">
      <style:text-properties fo:language="hu" fo:country="HU"/>
    </style:style>
    <style:style style:name="P62" style:parent-style-name="Normál" style:family="paragraph">
      <style:text-properties fo:language="hu" fo:country="HU"/>
    </style:style>
    <style:style style:name="P63" style:parent-style-name="Normál" style:family="paragraph">
      <style:text-properties fo:language="hu" fo:country="HU"/>
    </style:style>
    <style:style style:name="P64" style:parent-style-name="Normál" style:family="paragraph">
      <style:text-properties fo:language="hu" fo:country="HU"/>
    </style:style>
    <style:style style:name="T65" style:parent-style-name="Bekezdésalapbetűtípusa" style:family="text">
      <style:text-properties fo:language="hu" fo:country="HU"/>
    </style:style>
    <style:style style:name="T66" style:parent-style-name="Bekezdésalapbetűtípusa" style:family="text">
      <style:text-properties fo:language="hu" fo:country="HU"/>
    </style:style>
    <style:style style:name="P67" style:parent-style-name="Normál" style:family="paragraph">
      <style:text-properties fo:language="hu" fo:country="HU"/>
    </style:style>
    <style:style style:name="P68" style:parent-style-name="Normál" style:family="paragraph">
      <style:text-properties fo:language="hu" fo:country="HU"/>
    </style:style>
    <style:style style:name="P69" style:parent-style-name="Listaszerűbekezdés" style:family="paragraph">
      <style:paragraph-properties fo:margin-left="0.75in">
        <style:tab-stops/>
      </style:paragraph-properties>
      <style:text-properties fo:language="hu" fo:country="HU"/>
    </style:style>
  </office:automatic-styles>
  <office:body>
    <office:text text:use-soft-page-breaks="true">
      <text:p text:style-name="P1">Feladatok 2.0</text:p>
      <text:p text:style-name="P2">Feladat kódolása <text:s/>: Osztály/ csoport / alcsoport /feladat száma , nehézség (pl. 09010101,1)</text:p>
      <text:p text:style-name="P3">09- Osztály :</text:p>
      <text:p text:style-name="P4">Csoportok :</text:p>
      <text:p text:style-name="P5"><text:s/>01 -A nyelv alapvető elemei</text:p>
      <text:list text:style-name="LFO1" text:continue-numbering="true">
        <text:list-item>
          <text:p text:style-name="P6">kifejezések és operátorok<text:s/></text:p>
        </text:list-item>
        <text:list-item>
          <text:p text:style-name="P7">döntéshozó struktúrák</text:p>
        </text:list-item>
        <text:list-item>
          <text:p text:style-name="P8">ismétlődő<text:s/>struktúrák</text:p>
        </text:list-item>
      </text:list>
      <text:p text:style-name="P9">02 - Elemi algoritmusok</text:p>
      <text:list text:style-name="LFO2" text:continue-numbering="true">
        <text:list-item>
          <text:p text:style-name="P10">összeadás , szorzás , számlálás</text:p>
        </text:list-item>
        <text:list-item>
          <text:p text:style-name="P11">minimum ,maximum</text:p>
        </text:list-item>
        <text:list-item>
          <text:p text:style-name="P12">egy szám számjegyei</text:p>
        </text:list-item>
        <text:list-item>
          <text:p text:style-name="P13">oszthatóság</text:p>
        </text:list-item>
        <text:list-item>
          <text:p text:style-name="P14">sorozatok előállítása<text:s/></text:p>
        </text:list-item>
        <text:list-item>
          <text:p text:style-name="P15">számrendszerek</text:p>
        </text:list-item>
        <text:list-item>
          <text:p text:style-name="P16">különféle feladatok</text:p>
        </text:list-item>
      </text:list>
      <text:p text:style-name="P17">03 -Egy dimenziós tömbök(vektorok)</text:p>
      <text:list text:style-name="LFO3" text:continue-numbering="true">
        <text:list-item>
          <text:p text:style-name="P18">vektorok bejárása</text:p>
        </text:list-item>
        <text:list-item>
          <text:p text:style-name="P19">elemek törlése ,<text:s/>beszúrása</text:p>
        </text:list-item>
        <text:list-item>
          <text:p text:style-name="P20">bizonyos tulajdonságok tesztelése</text:p>
        </text:list-item>
        <text:list-item>
          <text:p text:style-name="P21">vektorok rendezése</text:p>
        </text:list-item>
        <text:list-item>
          <text:p text:style-name="P22">vektor alkotás</text:p>
        </text:list-item>
        <text:list-item>
          <text:p text:style-name="P23">bináris keresés</text:p>
        </text:list-item>
        <text:list-item>
          <text:p text:style-name="P24">szekvenciákkal kapcsolatos problémák</text:p>
        </text:list-item>
        <text:list-item>
          <text:p text:style-name="P25">jellegzetes vektorok</text:p>
        </text:list-item>
        <text:list-item>
          <text:p text:style-name="P26">különféle feladatok</text:p>
        </text:list-item>
      </text:list>
      <text:p text:style-name="P27">04-Két dimenziós tömbök(mátrixok)</text:p>
      <text:list text:style-name="LFO4" text:continue-numbering="true">
        <text:list-item>
          <text:p text:style-name="P28">általános mátrixok bejárása</text:p>
        </text:list-item>
        <text:list-item>
          <text:p text:style-name="P29">négyzetes mátrixok bejárása</text:p>
        </text:list-item>
        <text:list-item>
          <text:p text:style-name="P30">mátrix alkotás</text:p>
        </text:list-item>
        <text:list-item>
          <text:p text:style-name="P31">különféle feladatok</text:p>
        </text:list-item>
      </text:list>
      <text:p text:style-name="P32">05-Különféle feladatok</text:p>
      <text:list text:style-name="LFO5" text:continue-numbering="true">
        <text:list-item>
          <text:p text:style-name="P33">bitműveletek</text:p>
        </text:list-item>
        <text:list-item>
          <text:p text:style-name="P34">különféle feladatok</text:p>
        </text:list-item>
      </text:list>
      <text:p text:style-name="P35"/>
      <text:p text:style-name="P36">09010101 ,1 – Vásárláskor vettél<text:s/><text:s/><text:s/>egy csokit x lejért, és egy üdítőt y lejért. Mennyit kellet fizetned a kasszánál?</text:p>
      <text:p text:style-name="P37">09010102 ,1- Van x almád és a legjobb barátod kér tőled y almát. Hány almád marad?</text:p>
      <text:p text:style-name="P38">09010103 ,1- Adott két szám számoljuk ki az összegüket, különbségüket, szorzatukat és hányadosukat<text:s/></text:p>
      <text:p text:style-name="P39">09010104 ,1 -Édesanyád elküld a boltba, hogy vásárolj egy tejet és egy kenyeret. A kasszánál fizetett összegnek az utolsó számjegyét megtarthatód. Mennyit pénzt tarthattál meg?</text:p>
      <text:p text:style-name="P40">09010105,1-A karácsonyfa díszítése után észre vetted, hogy a fán van x fehér gömb kétszer annyi piros gömb van mint fehér és hárommal kevesebb zöld mint piros. Hány gömb van a fán?</text:p>
      <text:p text:style-name="P41">09010106,1- Egy osztályban a x lány és z fiú van .Minden lány 3 míg a minden fiú 2 oldalt olvasnak naponta. Hány oldalt olvasnak n nap alatt ?</text:p>
      <text:p text:style-name="P42">09010107,1- Sétéltál a parkban és felfigyeltél arra hogy n ösvény van mindegyik ösvényen n fa minden fán n ág minden ágon n fészek minden fészekben n madár. Hány madár van a parkban?</text:p>
      <text:p text:style-name="P43">09010108,1- <text:s/>Egy udvarón kutyák, macskák és tyúkok vannak. Tudjuk, hogy kétszer annyi macska van mint kutya és kétszer annyi tyúk mint macska. Ha az <text:s/>udvaron van n kutya akkor hány állat<text:s/>található az udvaron ?</text:p>
      <text:p text:style-name="P44">09010109,1- Egy cégnek két típusú kamionja van : az első típusú t1 tonnát képes szálitani naponta a második típusú t2 tonnát képes szálitani .</text:p>
      <text:p text:style-name="P45">A cég rendelkezik n első típusú es m második típusú kamionnal .Hány tonna árut<text:s/>tudnak sztálinista egy nap alatt ?</text:p>
      <text:p text:style-name="P46">09010110,1-Rendelkezel egy pénz összeggel a boltban meglátsz egy társasjátékot ami megtetszik csak nincs elég pénzed rá. Mennyit pénzt kell meg gyűjtened, hogy megvehesd a játékot?</text:p>
      <text:p text:style-name="P47">09010111,1- Egy doboz cukorka x leibe kerül. Neked van y lei-ed <text:s/>van. Határozd meg hány doboz cukorkát tudsz venni a pénzedből és hány lei kell, hogy még egy doboz cukorkát vásárolhass . <text:s text:c="2"/></text:p>
      <text:p text:style-name="P48">09010112,2 -Adott egy mágikus négyet oldalának a hossza. Határozzuk meg <text:s/>mágikus számot.</text:p>
      <text:p text:style-name="P49">09010113,2-A Marsón <text:s/>három féle pénz érme van: az első érme típus x kreditet ér a második érme típus y kreditet ér a harmadik érme típus z kreditet ér. Marslakó Marcinak n első típusú m második típusú és p harmadik típusú érméi vannak. Mennyi Marci vagyona?</text:p>
      <text:soft-page-break/>
      <text:p text:style-name="P50">09010114,1-A Marsón egy év n napból áll. Marslakó Marci születésnapját ünnepli és rájött arra hogy x napja él. Hány gyertya kerül Marci tortájára?</text:p>
      <text:p text:style-name="P51">09010115,2-A Marsón egy év n napból áll, egy nap m órából áll .Minden órában Marslakó Marcinak nő egy antennája . Mennyi idő<text:s/>után lesz x antennája Marcinak?</text:p>
      <text:p text:style-name="P52">09010116,1-Van egy h magas szoba .Hány e élű kockát lehet egymásra pakolni?</text:p>
      <text:p text:style-name="P53">09010117,1-Egy udvaron t tyúk és b bárány. Határozzuk meg hány fej és láb található az udvaron.<text:s/></text:p>
      <text:p text:style-name="P54">09010118,1-Japánban a vonatok adott vagonszámmal rendelkeznek és egy vonat adót tömeget tudnak szálitani. Minden vagon ugyan akóra tömeget <text:s/>szálitannak. Számoljuk ki egy vagon terhelését.</text:p>
      <text:p text:style-name="P55">09010119,2-Egy baráti társaságban n-en vannak. Mindig mikor találkoznak mindenki kezet fog mindenkivel. Hány kézfogás<text:s/>történik egy találkozásnál?</text:p>
      <text:p text:style-name="P56">09010120,2-Gyrunak van egy NxM papír lapja és felszeretné vágni 1x1 darabokba úgy, hogy betarja a következő szabályokat :<text:s/></text:p>
      <text:list text:style-name="LFO6" text:continue-numbering="true">
        <text:list-item>
          <text:p text:style-name="P57">egyszere csak egy lapot vághat fel. Nem tehet többet egymásra és úgy vágjon</text:p>
        </text:list-item>
        <text:list-item>
          <text:p text:style-name="P58">minden vágás egy irányú (fügőleges vagy vízszintes )</text:p>
        </text:list-item>
      </text:list>
      <text:p text:style-name="P59">Hány vágásból éri el a célját ?</text:p>
      <text:p text:style-name="P60">09010121,2-Egy kaptárban <text:s/>,egy végtelen méhsejten él egy nagyon szorgos méhecske. A méhsejt hexagonális sejtekből áll így minden sejtnek hat szomszédja van. Első nap a méhecske egyetlen egy sejtet tölt meg nektárral. Ezt követően a méhecske minden nap megtölti a már teli sejtek szomszédjait. Hány sejt lesz megtöltve n nap után?</text:p>
      <text:p text:style-name="P61">09010122,1- Minden szín felirható mint piros (red), zöld (green) és kék (blue) intenzitások kombinációja ként. A számítógép nagy valószínűséggel 24 biten ábrázolja a fent említett három színt 8biten.</text:p>
      <text:p text:style-name="P62">Írjunk egy programot ami kiíratja egy szín ellentettjét.</text:p>
      <text:p text:style-name="P63">09010123,1- Tudjuk hogy n macska n egeret n perc alatt esznek meg. Határozzuk meg mennyi idő alatt eszik meg m macska m egeret?</text:p>
      <text:p text:style-name="P64">09010124,1- Írjunk programot ami beolvas egy több számjegyű számot es ki számítja a tízesek es az egyesek helyen levő számok összegét.</text:p>
      <text:p text:style-name="Normál"><text:span text:style-name="T65">09010125,1-Írjunk programot ami beolvas egy számjegyű <text:s/>n számot és ki számítja n</text:span>^16<text:span text:style-name="T66">.</text:span></text:p>
      <text:p text:style-name="P67">09010126,1-Adott egy szám számítsuk ki a szám <text:s text:c="2"/>négyzetgyökét.</text:p>
      <text:p text:style-name="P68"/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01, 02, 03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-" style:num-format="01, 02, 03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-" style:num-format="01, 02, 03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-" style:num-format="01, 02, 03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-" style:num-format="01, 02, 03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ncze Levente</meta:initial-creator>
    <dc:creator>Incze Levente</dc:creator>
    <meta:creation-date>2021-02-01T15:53:00Z</meta:creation-date>
    <dc:date>2021-03-15T11:09:00Z</dc:date>
    <meta:template xlink:href="Normal.dotm" xlink:type="simple"/>
    <meta:editing-cycles>7</meta:editing-cycles>
    <meta:editing-duration>PT893940S</meta:editing-duration>
    <meta:document-statistic meta:page-count="3" meta:paragraph-count="10" meta:word-count="758" meta:character-count="5072" meta:row-count="36" meta:non-whitespace-character-count="4324"/>
  </office:meta>
</office:document-meta>
</file>